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margin-top="0in" fo:margin-bottom="0in" style:contextual-spacing="false"/>
    </style:style>
    <style:style style:name="P5" style:family="paragraph" style:parent-style-name="Text_20_body" style:list-style-name="L3">
      <style:paragraph-properties fo:margin-top="0in" fo:margin-bottom="0in" style:contextual-spacing="false"/>
    </style:style>
    <style:style style:name="T1" style:family="text">
      <style:text-properties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escripción del Proyecto de programación</text:h>
      <text:section text:style-name="Sect1" text:name="yui_3_13_0_2_1475455653683_16">
        <text:p text:style-name="Text_20_body"/>
        <text:section text:style-name="Sect1" text:name="yui_3_13_0_2_1475455653683_15">
          <text:p text:style-name="P4"><text:line-break/>Este es mi repo de git</text:p>
          <text:p text:style-name="Text_20_body"><text:a xlink:type="simple" xlink:href="https://github.com/emvarg/LX2_emmanuel.git" office:target-frame-name="_blank" xlink:show="new">https://github.com/emvarg/LXS2_emmanuel.git</text:a></text:p>
          <text:p text:style-name="Text_20_body">Las instrucciones para este proyecto se encuentran en el archivo comprimido <text:a xlink:type="simple" xlink:href="http://aulavirtual.cursosti.ucr.ac.cr/pluginfile.php/4856/mod_page/content/2/Proyecto-de-Programacion.tar.gz" office:target-frame-name="_blank" xlink:show="new"><text:span text:style-name="Strong_20_Emphasis">ProyectoProgramación.tar.gz</text:span></text:a>. Consta de una primera parte que viene explicada paso a paso, esta parte es una práctica que antecede al problema dos.</text:p>
          <text:p text:style-name="Text_20_body">Estos dos problemas conforman el proyecto final de la parte de programación. Es importante notar que la primera parte es la guía en si del documento. El problema dos no viene resuelto y debe utilizarse el desarrollo de la primera parte para contestar este problema. <text:span text:style-name="Strong_20_Emphasis">El Problema tres no se debe entregar!</text:span></text:p>
          <text:p text:style-name="Text_20_body"><text:span text:style-name="Strong_20_Emphasis">Lea el documento completo antes de ver estas instrucciones.</text:span></text:p>
          <text:h text:style-name="Heading_20_1" text:outline-level="1">Entregables</text:h>
          <text:p text:style-name="Text_20_body">Dentro de la carpeta <text:span text:style-name="Strong_20_Emphasis">src</text:span> del árbol de cada uno deben venir dos scripts con la solución de cada problema:</text:p>
          <text:list xml:id="list3167478898975408212" text:style-name="L1">
            <text:list-item>
              <text:p text:style-name="P1">problema1.sh</text:p>
            </text:list-item>
          </text:list>
          <text:section text:style-name="Sect1" text:name="yui_3_13_0_2_1475455653683_14">
            <text:list xml:id="list6567304485161359744" text:style-name="L2">
              <text:list-item>
                <text:p text:style-name="P2">problema2.sh</text:p>
              </text:list-item>
            </text:list>
            <text:p text:style-name="Text_20_body">Queda a su criterio decidir como termina de acomodar las salidas de cada problema (entiéndase por acomodar como la estructura de carpetas donde irán a parar archivos resultado de correr cada script), por ejemplo imágenes que deba entregar el script o archivos de texto con registros (logs) de salidas de comandos. Todos los archivos utilizados en el desarrollo deben aparecer junto con los commits para demostrar el trabajo. Es recomendable hacer commits cada vez que se tenga un avance importante en el desarrollo de cada script.</text:p>
            <text:p text:style-name="Text_20_body">Además, se debe crear una rama llamada</text:p>
            <text:p text:style-name="Text_20_body">     <text:span text:style-name="T1">"proyecto_programado"</text:span></text:p>
            <text:p text:style-name="Text_20_body">Esta rama contendrá el desarrollo de ambos problemas, luego de terminar los scripts se debe hacer un "merge" de esta rama con la rama "master" del árbol. Esta rama es la que se evaluará.</text:p>
            <text:p text:style-name="Text_20_body">Evaluación:</text:p>
            <text:list xml:id="list8174627750035084170" text:style-name="L3">
              <text:list-item>
                <text:p text:style-name="P5">Problema 1 : 40% </text:p>
              </text:list-item>
              <text:list-item>
                <text:p text:style-name="P5">Problema 2 : 30% </text:p>
              </text:list-item>
              <text:list-item>
                <text:p text:style-name="P5">Uso de git   : 5% * </text:p>
              </text:list-item>
              <text:list-item>
                <text:p text:style-name="P5">Documentación entre líneas del script : 10% </text:p>
              </text:list-item>
              <text:list-item>
                <text:p text:style-name="P3"><text:soft-page-break/>Uso de la rama <text:span text:style-name="T1">"proyecto_programado" </text:span>: 15% ** </text:p>
              </text:list-item>
            </text:list>
            <text:p text:style-name="Text_20_body">* Si por algún motivo no puede realizar el proyecto en git puede entregarlo en un archivo comprimido del tipo *.tar.gz por medio de correo electrónico, pero perdería este rubro.</text:p>
            <text:p text:style-name="Text_20_body">** El proyecto se puede realizar sin hacer el cambio a una rama de desarrollo pero perdería este rubro.</text:p>
            <text:p text:style-name="Text_20_body">Este proyecto se debe entregar antes del sábado 15 de Octubre, antes de las 12 media noche. En caso de no hacer el desarrollo en git, enviar el archivo comprimido al correo</text:p>
            <text:p text:style-name="Text_20_body">       <text:a xlink:type="simple" xlink:href="mailto:emvargcr@gmail.com" office:target-frame-name="_blank" xlink:show="new"><text:span text:style-name="T1">emvargcr@gmail.com</text:span></text:a></text:p>
            <text:p text:style-name="Text_20_body"><text:bookmark text:name="yui_3_13_0_2_1475455653683_13"/>Con el asunto <text:bookmark text:name="yui_3_13_0_2_1475455653683_12"/><text:span text:style-name="Strong_20_Emphasis">LXS2_Pry01_&lt;nombre.apellido1.apellido2&gt;_T092016</text:span></text:p>
            <text:p text:style-name="Text_20_body">Mucha suerte con todo.</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8:47:56.860182047</meta:creation-date>
    <dc:date>2016-10-02T18:48:36.203608115</dc:date>
    <meta:editing-duration>P0D</meta:editing-duration>
    <meta:editing-cycles>1</meta:editing-cycles>
    <meta:document-statistic meta:table-count="0" meta:image-count="0" meta:object-count="0" meta:page-count="2" meta:paragraph-count="26" meta:word-count="384" meta:character-count="2331" meta:non-whitespace-character-count="1960"/>
    <meta:generator>LibreOffice/4.2.8.2$Linux_X86_64 LibreOffice_project/420m0$Build-2</meta:generator>
  </office:meta>
</office:document-meta>
</file>